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9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 table:number-rows-repeated="104848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08:59:03.392318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3T09:01:03.017063909</dc:date>
    <meta:editing-cycles>848</meta:editing-cycles>
    <meta:editing-duration>P4DT18H50M37S</meta:editing-duration>
    <meta:generator>LibreOffice/24.8.1.2$Linux_X86_64 LibreOffice_project/480$Build-2</meta:generator>
    <meta:document-statistic meta:table-count="3" meta:cell-count="4903" meta:object-count="0"/>
    <meta:user-defined meta:name="AppVersion">15.0000</meta:user-defined>
  </office:meta>
</office:document-meta>
</file>